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f6dd9" officeooo:paragraph-rsid="000f6dd9"/>
    </style:style>
    <style:style style:name="P2" style:family="paragraph" style:parent-style-name="Standard">
      <style:text-properties officeooo:rsid="000f6dd9" officeooo:paragraph-rsid="00137a14"/>
    </style:style>
    <style:style style:name="P3" style:family="paragraph" style:parent-style-name="Standard">
      <style:paragraph-properties fo:text-align="end" style:justify-single-word="false"/>
      <style:text-properties officeooo:rsid="000f6dd9" officeooo:paragraph-rsid="000f6dd9"/>
    </style:style>
    <style:style style:name="P4" style:family="paragraph" style:parent-style-name="Standard">
      <style:paragraph-properties fo:text-align="center" style:justify-single-word="false"/>
      <style:text-properties fo:font-size="20pt" fo:font-weight="bold" officeooo:rsid="000f6dd9" officeooo:paragraph-rsid="000f6dd9" style:font-size-asian="20pt" style:font-weight-asian="bold" style:font-size-complex="20pt" style:font-weight-complex="bold"/>
    </style:style>
    <style:style style:name="P5" style:family="paragraph" style:parent-style-name="Standard">
      <style:paragraph-properties fo:text-align="center" style:justify-single-word="false"/>
      <style:text-properties fo:font-size="20pt" fo:font-weight="bold" officeooo:rsid="000f6dd9" officeooo:paragraph-rsid="00105bce"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20pt" fo:font-weight="bold" officeooo:rsid="00137a14" officeooo:paragraph-rsid="0016ba0b" style:font-size-asian="20pt" style:font-weight-asian="bold" style:font-size-complex="20pt" style:font-weight-complex="bold"/>
    </style:style>
    <style:style style:name="P7" style:family="paragraph" style:parent-style-name="Standard">
      <style:paragraph-properties fo:text-align="start" style:justify-single-word="false"/>
      <style:text-properties fo:font-size="20pt" fo:font-weight="bold" officeooo:rsid="00137a14" officeooo:paragraph-rsid="00137a14" style:font-size-asian="20pt" style:font-weight-asian="bold" style:font-size-complex="20pt" style:font-weight-complex="bold"/>
    </style:style>
    <style:style style:name="P8" style:family="paragraph" style:parent-style-name="Standard">
      <style:paragraph-properties fo:text-align="center" style:justify-single-word="false"/>
      <style:text-properties fo:font-size="20pt" fo:font-weight="bold" officeooo:rsid="0024d954" officeooo:paragraph-rsid="00137a14" style:font-size-asian="20pt" style:font-weight-asian="bold" style:font-size-complex="20pt" style:font-weight-complex="bold"/>
    </style:style>
    <style:style style:name="P9" style:family="paragraph" style:parent-style-name="Standard">
      <style:paragraph-properties fo:text-align="start" style:justify-single-word="false"/>
      <style:text-properties fo:font-size="11pt" fo:font-weight="normal" officeooo:rsid="000f6dd9" officeooo:paragraph-rsid="00105bce" style:font-size-asian="11pt" style:font-weight-asian="normal" style:font-size-complex="11pt" style:font-weight-complex="normal"/>
    </style:style>
    <style:style style:name="P10" style:family="paragraph" style:parent-style-name="Standard">
      <style:paragraph-properties fo:text-align="start" style:justify-single-word="false"/>
      <style:text-properties officeooo:rsid="00137a14" officeooo:paragraph-rsid="000f6dd9"/>
    </style:style>
    <style:style style:name="P11" style:family="paragraph" style:parent-style-name="Standard">
      <style:text-properties officeooo:rsid="0022ee5a" officeooo:paragraph-rsid="0022ee5a"/>
    </style:style>
    <style:style style:name="P12" style:family="paragraph" style:parent-style-name="Table_20_Contents">
      <style:paragraph-properties fo:text-align="start" style:justify-single-word="false"/>
      <style:text-properties officeooo:rsid="0024d954" officeooo:paragraph-rsid="0024d954"/>
    </style:style>
    <style:style style:name="P13" style:family="paragraph" style:parent-style-name="Table_20_Contents">
      <style:paragraph-properties fo:text-align="start" style:justify-single-word="false"/>
      <style:text-properties officeooo:rsid="002632fa" officeooo:paragraph-rsid="002632fa"/>
    </style:style>
    <style:style style:name="P14" style:family="paragraph" style:parent-style-name="Table_20_Contents">
      <style:paragraph-properties fo:text-align="start" style:justify-single-word="false"/>
      <style:text-properties officeooo:rsid="00273142" officeooo:paragraph-rsid="00273142"/>
    </style:style>
    <style:style style:name="P15" style:family="paragraph" style:parent-style-name="Table_20_Contents">
      <style:paragraph-properties fo:text-align="start" style:justify-single-word="false"/>
      <style:text-properties officeooo:rsid="00277465" officeooo:paragraph-rsid="00277465"/>
    </style:style>
    <style:style style:name="P16" style:family="paragraph" style:parent-style-name="Table_20_Contents">
      <style:paragraph-properties fo:text-align="start" style:justify-single-word="false"/>
      <style:text-properties officeooo:rsid="0029436d" officeooo:paragraph-rsid="0029436d"/>
    </style:style>
    <style:style style:name="P17" style:family="paragraph" style:parent-style-name="Standard">
      <style:paragraph-properties fo:text-align="center" style:justify-single-word="false" fo:break-before="page"/>
      <style:text-properties fo:font-size="20pt" fo:font-weight="bold" officeooo:rsid="000f6dd9" officeooo:paragraph-rsid="00137a14" style:font-size-asian="20pt" style:font-weight-asian="bold" style:font-size-complex="20pt" style:font-weight-complex="bold"/>
    </style:style>
    <style:style style:name="T1" style:family="text">
      <style:text-properties officeooo:rsid="00105bce"/>
    </style:style>
    <style:style style:name="T2" style:family="text">
      <style:text-properties officeooo:rsid="0016ba0b"/>
    </style:style>
    <style:style style:name="T3" style:family="text">
      <style:text-properties officeooo:rsid="0024d954"/>
    </style:style>
    <style:style style:name="T4" style:family="text">
      <style:text-properties officeooo:rsid="00273142"/>
    </style:style>
    <style:style style:name="T5" style:family="text">
      <style:text-properties officeooo:rsid="002773b8"/>
    </style:style>
    <style:style style:name="T6" style:family="text">
      <style:text-properties officeooo:rsid="00277465"/>
    </style:style>
    <style:style style:name="T7" style:family="text">
      <style:text-properties officeooo:rsid="002bcc3f"/>
    </style:style>
    <style:style style:name="T8" style:family="text">
      <style:text-properties officeooo:rsid="002cd1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ject Black Jack </text:p>
      <text:p text:style-name="P9"><text:span text:style-name="T1">by </text:span>Andrea Kaminski, Dajana Berthold, Michael Freiwald, Andreas Mayer, Matthias Müller-Brockhausen, <text:span text:style-name="T2">Daniel Sikeler</text:span></text:p>
      <text:p text:style-name="P5"/>
      <text:p text:style-name="P5">Overview</text:p>
      <text:p text:style-name="P1"/>
      <text:p text:style-name="P1">We want to implement an Artificial Intelligence for the Card Game Black Jack also known as 21.</text:p>
      <text:p text:style-name="P1"/>
      <text:p text:style-name="P4">What is Black Jack?</text:p>
      <text:p text:style-name="P1"/>
      <text:p text:style-name="P1">Black Jack is a simple gambling Game where People get handed out two cards at the start of the Round. The Goal is to get the Value of the Cards as near to 21 as possible. Each turn you can either pass or take more cards. If your Cards Value sum exceeds 21 you've already lost the Round. <text:span text:style-name="T1">If multiple Players win the Round because they have the same score the Win will be evenly distributed.</text:span></text:p>
      <text:p text:style-name="P1">Everyone plays against the Dealer. </text:p>
      <text:p text:style-name="P11"/>
      <text:p text:style-name="P1"/>
      <text:p text:style-name="P4">Why choose Black Jack?</text:p>
      <text:p text:style-name="P1"/>
      <text:p text:style-name="P1">Most widely played cardgame in Casinos, because it provides simplicity but can also be very complex if you try to use a good Strategy.</text:p>
      <text:p text:style-name="P1"/>
      <text:p text:style-name="P4">What do we want to Achieve/Implement?</text:p>
      <text:p text:style-name="P1"/>
      <text:p text:style-name="P1">For that we use an existing open source Java Implementation called MonteJack. This Project already implements the Game Logic including a Betting Mechanism.</text:p>
      <text:p text:style-name="P1">We will be implementing different Agents following different Strategies in order to understand as many Agent types as possible. We will implement Agents for the Dealer and the Players.</text:p>
      <text:p text:style-name="P1"/>
      <text:p text:style-name="P1"/>
      <text:p text:style-name="P17">Features</text:p>
      <text:p text:style-name="P2"/>
      <text:p text:style-name="P1">- <text:span text:style-name="T8">Simple to use Command Line UI</text:span></text:p>
      <text:p text:style-name="P1">- <text:span text:style-name="T8">Ability to make a Wager</text:span></text:p>
      <text:p text:style-name="P1">- <text:span text:style-name="T8">Ability to choose between different Opponents (variable Difficulty through different Agents)</text:span></text:p>
      <text:p text:style-name="P1">- <text:span text:style-name="T8">Ability to take advanced Actions like “Double down”, “Split” and “Surrender”</text:span></text:p>
      <text:p text:style-name="P8"/>
      <text:p text:style-name="P7">Requirements <text:tab/><text:tab/><text:tab/> <text:s text:c="6"/><text:span text:style-name="T3">Evaluation Criteria</text:span></text:p>
      <text:p text:style-name="P10"/>
      <table:table table:name="Table1" table:style-name="Table1">
        <table:table-column table:style-name="Table1.A"/>
        <table:table-column table:style-name="Table1.B"/>
        <table:table-row>
          <table:table-cell table:style-name="Table1.A1" office:value-type="string">
            <text:p text:style-name="P12">Provide an API for the Agents and the UI to play the Game and gather Information/Percepts</text:p>
          </table:table-cell>
          <table:table-cell table:style-name="Table1.B1" office:value-type="string">
            <text:p text:style-name="P12">Restrict the API so it can't be exploited to cheat / gather to much information</text:p>
          </table:table-cell>
        </table:table-row>
        <table:table-row>
          <table:table-cell table:style-name="Table1.A2" office:value-type="string">
            <text:p text:style-name="P14">Provide different types of Agents that behave differently / follow different Strategies</text:p>
          </table:table-cell>
          <table:table-cell table:style-name="Table1.B2" office:value-type="string">
            <text:p text:style-name="P13">Open the Game and see that there is the Ability to choose an Agent <text:span text:style-name="T5">and play with them to see that they behave differently</text:span></text:p>
          </table:table-cell>
        </table:table-row>
        <table:table-row>
          <table:table-cell table:style-name="Table1.A2" office:value-type="string">
            <text:p text:style-name="P13">A specification what types of Agents should be implemented</text:p>
          </table:table-cell>
          <table:table-cell table:style-name="Table1.B2" office:value-type="string">
            <text:p text:style-name="P13">Have a good Roadmap / Schedule for the Implementation of the different Kinds of Agents</text:p>
          </table:table-cell>
        </table:table-row>
        <table:table-row>
          <table:table-cell table:style-name="Table1.A2" office:value-type="string">
            <text:p text:style-name="P13">A<text:span text:style-name="T4">n</text:span> UI for the <text:span text:style-name="T4">g</text:span>ame so the <text:span text:style-name="T4">u</text:span>ser can <text:span text:style-name="T6">play the game and modify the options</text:span></text:p>
          </table:table-cell>
          <table:table-cell table:style-name="Table1.B2" office:value-type="string">
            <text:p text:style-name="P15">Check that the UI provides all Functionality specified by the Requirements and Features</text:p>
          </table:table-cell>
        </table:table-row>
        <table:table-row>
          <table:table-cell table:style-name="Table1.A2" office:value-type="string">
            <text:p text:style-name="P15">Give the Ability to make Wagers through the UI / API</text:p>
          </table:table-cell>
          <table:table-cell table:style-name="Table1.B2" office:value-type="string">
            <text:p text:style-name="P15">Check in the UI of the Game that you can see monetary values and the current bets for the round from each player</text:p>
          </table:table-cell>
        </table:table-row>
        <table:table-row>
          <table:table-cell table:style-name="Table1.A2" office:value-type="string">
            <text:p text:style-name="P16">Keep the computation times at an adequate level</text:p>
          </table:table-cell>
          <table:table-cell table:style-name="Table1.B2" office:value-type="string">
            <text:p text:style-name="P16">Check that the AI does not calculate for hours before it makes a turn <text:span text:style-name="T7">by playing or unit tests</text:span></text:p>
          </table:table-cell>
        </table:table-row>
      </table:table>
      <text:p text:style-name="P10"/>
      <text:p text:style-name="P3"/>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1T15:04:59.551433500</meta:creation-date>
    <dc:date>2015-04-14T15:53:25.163773402</dc:date>
    <meta:editing-duration>PT57M48S</meta:editing-duration>
    <meta:editing-cycles>26</meta:editing-cycles>
    <meta:generator>LibreOffice/4.3.6.2$Linux_X86_64 LibreOffice_project/430m0$Build-2</meta:generator>
    <meta:document-statistic meta:table-count="1" meta:image-count="0" meta:object-count="0" meta:page-count="2" meta:paragraph-count="30" meta:word-count="427" meta:character-count="2470" meta:non-whitespace-character-count="2061"/>
  </office:meta>
</office:document-meta>
</file>